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9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4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5d74f8" style:font-size-asian="11pt" style:font-weight-asian="normal" style:font-name-complex="Costa Ptf" style:font-size-complex="11pt" style:font-weight-complex="normal"/>
    </style:style>
    <style:style style:name="P32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3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5b7474" style:font-size-asian="11pt" style:font-weight-asian="normal" style:font-name-complex="Costa Ptf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5c107e" style:font-size-asian="11pt" style:font-weight-asian="normal" style:font-name-complex="Costa Ptf" style:font-size-complex="11pt" style:font-weight-complex="normal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T16" style:family="text">
      <style:text-properties officeooo:rsid="0067e36e"/>
    </style:style>
    <style:style style:name="T17" style:family="text">
      <style:text-properties officeooo:rsid="006b5399"/>
    </style:style>
    <style:style style:name="T18" style:family="text">
      <style:text-properties officeooo:rsid="006a89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9-04-16T17:15:43.139419751">16 avril 2019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34">Votre demande concerne <text:span text:style-name="T16">[res_letterbox.subject]</text:span>.</text:p>
      <text:p text:style-name="P16"/>
      <text:p text:style-name="P25">Votre demande est susceptible de faire l'objet d'une décision implicite <text:span text:style-name="T15">de rejet en l'absence de réponse dans les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1506213075" text:style-name="L1">
        <text:list-item>
          <text:p text:style-name="P29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2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710876391" text:style-name="L2">
        <text:list-item>
          <text:p text:style-name="P33">soit un recours gracieux devant l'auteur de la décision</text:p>
        </text:list-item>
        <text:list-item>
          <text:p text:style-name="P33">soit un recours hiérarchique devant l’autorité supérieure (si la est décision prise par le Maire au nom de l’État)</text:p>
        </text:list-item>
        <text:list-item>
          <text:p text:style-name="P33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<text:soft-page-break/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35">le service instructeur compétent : </text:p>
      <text:list xml:id="list1550976419" text:style-name="L4">
        <text:list-item>
          <text:p text:style-name="P31">par téléphone <text:span text:style-name="T18">[user.phone]</text:span></text:p>
        </text:list-item>
        <text:list-item>
          <text:p text:style-name="P31">ou par messagerie électronique <text:span text:style-name="T17">[user.mail]</text:span>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12S</meta:editing-duration>
    <meta:editing-cycles>32</meta:editing-cycles>
    <meta:generator>LibreOffice/6.0.7.3$Linux_X86_64 LibreOffice_project/00m0$Build-3</meta:generator>
    <dc:date>2019-04-16T17:15:43.017427229</dc:date>
    <meta:print-date>2016-06-06T11:07:27.701000000</meta:print-date>
    <meta:document-statistic meta:table-count="2" meta:image-count="1" meta:object-count="0" meta:page-count="2" meta:paragraph-count="35" meta:word-count="309" meta:character-count="2137" meta:non-whitespace-character-count="1837"/>
  </office:meta>
</office:document-meta>
</file>